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40000037306D183FAD216D3AD.png" manifest:media-type="image/png"/>
  <manifest:file-entry manifest:full-path="Pictures/10000000000005480000017A8F5C2C92519802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b6a6c" officeooo:paragraph-rsid="001b6a6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b6a6c" officeooo:paragraph-rsid="001b6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20e390" officeooo:paragraph-rsid="0020e39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b6a6c" officeooo:paragraph-rsid="001b6a6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0e390" officeooo:paragraph-rsid="0020e390" style:font-size-asian="10.5pt" style:font-weight-asian="normal" style:font-size-complex="12pt" style:font-weight-complex="normal"/>
    </style:style>
    <style:style style:name="T1" style:family="text">
      <style:text-properties officeooo:rsid="0021369e"/>
    </style:style>
    <style:style style:name="T2" style:family="text">
      <style:text-properties officeooo:rsid="002330a3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.894cm, 1.372cm, 12.1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14.64cm, 6.659cm, 0.356cm, 0.3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.691cm, 0.501cm, 1.5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cess</text:span> – Problem <text:span text:style-name="T1">2</text:span></text:p>
      <text:p text:style-name="P2"/>
      <text:p text:style-name="P2"/>
      <text:list xml:id="list3303640368" text:style-name="L1">
        <text:list-item>
          <text:p text:style-name="P4"><text:span text:style-name="T2">Access</text:span> Flow</text:p>
        </text:list-item>
      </text:list>
      <text:p text:style-name="P2"/>
      <text:p text:style-name="P2"><draw:frame draw:style-name="fr1" draw:name="graphics1" text:anchor-type="as-char" svg:width="15.423cm" svg:height="4.103cm" draw:z-index="0"><draw:image xlink:href="Pictures/10000000000005F40000037306D183FAD216D3AD.png" xlink:type="simple" xlink:show="embed" xlink:actuate="onLoad"/></draw:frame></text:p>
      <text:p text:style-name="P2"/>
      <text:list xml:id="list125951703681612" text:continue-numbering="true" text:style-name="L1">
        <text:list-item>
          <text:p text:style-name="P5">Execution Flow result</text:p>
        </text:list-item>
      </text:list>
      <text:p text:style-name="P3"/>
      <text:p text:style-name="P3"><draw:frame draw:style-name="fr2" draw:name="Image1" text:anchor-type="as-char" svg:width="13.201cm" svg:height="3.313cm" draw:z-index="1"><draw:image xlink:href="Pictures/10000000000005F40000037306D183FAD216D3AD.png" xlink:type="simple" xlink:show="embed" xlink:actuate="onLoad"/></draw:frame></text:p>
      <text:p text:style-name="P3"/>
      <text:list xml:id="list125951475141972" text:continue-numbering="true" text:style-name="L1">
        <text:list-item>
          <text:p text:style-name="P5">Insert / Update</text:p>
        </text:list-item>
      </text:list>
      <text:p text:style-name="P3"/>
      <text:p text:style-name="P2"><draw:frame draw:style-name="fr3" draw:name="Imagen 2" text:anchor-type="as-char" svg:width="15.371cm" svg:height="3.373cm" draw:z-index="2"><draw:image xlink:href="Pictures/10000000000005480000017A8F5C2C92519802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0:55:04.704000000</meta:creation-date>
    <dc:date>2017-10-15T12:59:49.644000000</dc:date>
    <meta:editing-duration>PT5M28S</meta:editing-duration>
    <meta:editing-cycles>4</meta:editing-cycles>
    <meta:generator>LibreOffice/5.3.6.1$Windows_x86 LibreOffice_project/686f202eff87ef707079aeb7f485847613344eb7</meta:generator>
    <meta:document-statistic meta:table-count="0" meta:image-count="3" meta:object-count="0" meta:page-count="1" meta:paragraph-count="7" meta:word-count="14" meta:character-count="71" meta:non-whitespace-character-count="63"/>
  </office:meta>
</office:document-meta>
</file>